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EventMessageListener.onMessage(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EventMessageListener.JMSEven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ventMessageListener.setCache( final EventAwar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ventMessageListener.eventFromText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